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3937in" fo:margin-right="0in" fo:text-indent="0in" style:auto-text-indent="false"/>
    </style:style>
    <style:style style:name="P4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style:font-name="Arial" fo:font-size="10pt" style:font-size-asian="10pt" style:font-name-complex="Arial"/>
    </style:style>
    <style:style style:name="P19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2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9" style:family="paragraph" style:parent-style-name="Standard">
      <style:text-properties style:font-name="Arial" fo:font-size="6pt" style:font-size-asian="6pt" style:font-size-complex="6pt"/>
    </style:style>
    <style:style style:name="P30" style:family="paragraph" style:parent-style-name="Standard">
      <style:text-properties style:font-name="Arial" fo:font-size="6pt" style:font-size-asian="6pt" style:font-name-complex="Arial" style:font-size-complex="6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3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34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8" style:family="paragraph" style:parent-style-name="Standard">
      <style:paragraph-properties fo:margin-left="0in" fo:margin-right="0in" fo:text-align="start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master-page-name="">
      <style:paragraph-properties fo:margin-left="0in" fo:margin-right="0in" fo:text-align="start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weight-complex="bold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fo:font-style="italic" style:font-style-asian="italic" style:font-style-complex="italic"/>
    </style:style>
    <style:style style:name="T11" style:family="text">
      <style:text-properties style:text-position="sub 58%" fo:language="ru" fo:country="RU" fo:font-style="normal" style:font-style-asian="normal" style:font-style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background-color="transparent"/>
    </style:style>
    <style:style style:name="T14" style:family="text">
      <style:text-properties fo:language="ru" fo:country="RU" style:font-weight-complex="bold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-complex="Arial"/>
    </style:style>
    <style:style style:name="T18" style:family="text">
      <style:text-properties fo:background-color="transparent"/>
    </style:style>
    <style:style style:name="T1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1" style:family="text"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fo:font-size="10pt" fo:language="ru" fo:country="RU" style:font-size-asian="10pt" style:font-name-complex="Arial"/>
    </style:style>
    <style:style style:name="T2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6" style:family="text">
      <style:text-properties fo:font-size="10pt" fo:language="en" fo:country="US" style:font-size-asian="10pt" style:font-name-complex="Arial"/>
    </style:style>
    <style:style style:name="T27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9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0" style:family="text">
      <style:text-properties fo:font-size="10pt" style:font-size-asian="10pt" style:font-name-complex="Arial"/>
    </style:style>
    <style:style style:name="T31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/></text:p>
      <text:p text:style-name="P22">ПРОТОКОЛ ПРОВЕРКИ</text:p>
      <text:p text:style-name="P32"/>
      <text:p text:style-name="P33"><text:span text:style-name="T20">Тип:</text:span><text:span text:style-name="T21"> ДКГ </text:span><text:span text:style-name="T24">$type</text:span><text:span text:style-name="T31"><text:tab/></text:span><text:span text:style-name="T27">Дата проверки:</text:span><text:span text:style-name="T28"> </text:span><text:span text:style-name="T25">$date </text:span><text:span text:style-name="T28">г.</text:span></text:p>
      <text:p text:style-name="P28"/>
      <text:p text:style-name="P19">з/н:__<text:span text:style-name="T19">$allSerial</text:span></text:p>
      <text:p text:style-name="P29"/>
      <text:p text:style-name="P20">Диапазон измерения мощности амбиентной дозы (МД):</text:p>
      <text:p text:style-name="P17"><text:span text:style-name="T21">ДКГ </text:span><text:span text:style-name="T24">$type</text:span><text:span text:style-name="T29">: </text:span><text:span text:style-name="T23">$min_limit</text:span><text:span text:style-name="T29"> мкЗв/ч – $m</text:span><text:span text:style-name="T23">ax</text:span><text:span text:style-name="T29">_limit мЗв/ч;</text:span></text:p>
      <text:p text:style-name="P34"/>
      <text:p text:style-name="P20">Относительная погрешность измерения:</text:p>
      <text:p text:style-name="P23"><text:span text:style-name="T14">ДКГ </text:span><text:span text:style-name="T6">$type</text:span>: ± <text:span text:style-name="T4">15</text:span> %</text:p>
      <text:p text:style-name="P30"/>
      <text:p text:style-name="P18">Условия эксплуатации:</text:p>
      <text:p text:style-name="P4"><text:span text:style-name="T26">- <text:s/></text:span><text:span text:style-name="T30">Температура окружающего воздуха<text:tab/><text:tab/><text:tab/>+</text:span><text:span text:style-name="T26">$temp</text:span><text:span text:style-name="T30"> °</text:span><text:span text:style-name="T26">C</text:span></text:p>
      <text:p text:style-name="P4"><text:span text:style-name="T26">- <text:s/></text:span><text:span text:style-name="T30">Атмосферное давление<text:tab/><text:tab/><text:tab/><text:tab/>98,5 </text:span><text:span text:style-name="T26">kPa</text:span></text:p>
      <text:p text:style-name="P4"><text:span text:style-name="T26">- <text:s/></text:span><text:span text:style-name="T30">Относительная влажность воздуха<text:tab/><text:tab/><text:tab/></text:span><text:span text:style-name="T26">$vlag</text:span><text:span text:style-name="T30"> %</text:span></text:p>
      <text:p text:style-name="P4"><text:span text:style-name="T26">- <text:s/></text:span><text:span text:style-name="T30">Радиационный фон<text:tab/><text:tab/><text:tab/><text:tab/><text:tab/></text:span><text:span text:style-name="T26">$bground</text:span><text:span text:style-name="T30"> </text:span><text:span text:style-name="T22">н</text:span><text:span text:style-name="T30">Зв/ч</text:span></text:p>
      <text:p text:style-name="P3"><text:span text:style-name="Знак_20_примечания"><text:span text:style-name="T3"/></text:span></text:p>
      <text:p text:style-name="P39">- $facility_110rus;</text:p>
      <text:p text:style-name="P38">- $facility_130rus. <text:s/><text:line-break/></text:p>
      <text:p text:style-name="P31"/>
      <text:p text:style-name="P21">Данные проверки</text:p>
      <text:p text:style-name="P2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5"><text:span text:style-name="T12">Дозиметр рентгеновского и гамма-излучения ДКГ </text:span>$type<text:span text:style-name="T12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1">Мощность амбиентной эквивалент-ной дозы в <text:span text:style-name="T12">контрольной</text:span> точке <text:span text:style-name="T8">Ḣ</text:span><text:span text:style-name="T10">oi</text:span></text:p>
          </table:table-cell>
          <table:table-cell table:style-name="t1.B2" table:number-rows-spanned="2" office:value-type="string">
            <text:p text:style-name="P12">Номер источ-ника</text:p>
          </table:table-cell>
          <table:table-cell table:style-name="t1.B2" table:number-rows-spanned="2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2"><text:span text:style-name="T13">Относи-тельная</text:span><text:span text:style-name="T18"> </text:span><text:span text:style-name="T13">погреш-ность</text:span><text:span text:style-name="T18"> </text:span><text:span text:style-name="T13">измерения</text:span> </text:p>
            <text:p text:style-name="P12"><text:span text:style-name="T15">θ</text:span><text:span text:style-name="T11">пр</text:span><text:span text:style-name="T10">i</text:span><text:span text:style-name="T12">,</text:span> %</text:p>
          </table:table-cell>
          <table:table-cell table:style-name="t1.B2" table:number-rows-spanned="2" office:value-type="string">
            <text:p text:style-name="P15"><text:span text:style-name="T12">Довери-тель</text:span>ная граница погреш-ности измерения <text:span text:style-name="T7">Δ</text:span><text:span text:style-name="T10">i</text:span><text:span text:style-name="T4">,</text:span> %</text:p>
          </table:table-cell>
          <table:table-cell table:style-name="t1.K2" table:number-rows-spanned="2" office:value-type="string">
            <text:p text:style-name="P14"><text:span text:style-name="T16">Предел основной </text:span><text:span text:style-name="T12">относи-тельной</text:span> <text:span text:style-name="T4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37">Фон, нЗв/ч</text:p>
          </table:table-cell>
          <table:table-cell table:style-name="t1.D3" table:number-columns-spanned="3" office:value-type="string">
            <text:p text:style-name="P37">Измеренное</text:p>
            <text:p text:style-name="P37">значение </text:p>
          </table:table-cell>
          <table:covered-table-cell/>
          <table:covered-table-cell/>
          <table:table-cell table:style-name="t1.D3" office:value-type="string">
            <text:p text:style-name="P37">Среднее значение, <text:span text:style-name="T5">H</text:span><text:span text:style-name="T9">ср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24">0,7 мкЗв/ч</text:p>
          </table:table-cell>
          <table:table-cell table:style-name="t1.B4" office:value-type="string">
            <text:p text:style-name="P25">$1-30</text:p>
          </table:table-cell>
          <table:table-cell table:style-name="t1.B4" office:value-type="string">
            <text:p text:style-name="P25">$1-40</text:p>
          </table:table-cell>
          <table:table-cell table:style-name="t1.B4" office:value-type="string">
            <text:p text:style-name="P25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25">$1-6<text:span text:style-name="T4">a</text:span></text:p>
                </table:table-cell>
                <table:table-cell table:style-name="Таблица3.A1" office:value-type="string">
                  <text:p text:style-name="P25">$1-6<text:span text:style-name="T4">e</text:span></text:p>
                </table:table-cell>
                <table:table-cell table:style-name="Таблица3.A1" office:value-type="string">
                  <text:p text:style-name="P25">$1-6<text:span text:style-name="T4">i</text:span></text:p>
                </table:table-cell>
              </table:table-row>
              <table:table-row>
                <table:table-cell table:style-name="Таблица3.A1" office:value-type="string">
                  <text:p text:style-name="P25">$1-6<text:span text:style-name="T4">b</text:span></text:p>
                </table:table-cell>
                <table:table-cell table:style-name="Таблица3.A1" office:value-type="string">
                  <text:p text:style-name="P25">$1-<text:span text:style-name="T4">6f</text:span></text:p>
                </table:table-cell>
                <table:table-cell table:style-name="Таблица3.A1" office:value-type="string">
                  <text:p text:style-name="P25">$1-6<text:span text:style-name="T4">j</text:span></text:p>
                </table:table-cell>
              </table:table-row>
              <table:table-row>
                <table:table-cell table:style-name="Таблица3.A1" office:value-type="string">
                  <text:p text:style-name="P25">$1-6<text:span text:style-name="T4">c</text:span></text:p>
                </table:table-cell>
                <table:table-cell table:style-name="Таблица3.A1" office:value-type="string">
                  <text:p text:style-name="P25">$1-6<text:span text:style-name="T4">g</text:span></text:p>
                </table:table-cell>
                <table:table-cell table:style-name="Таблица3.A1" office:value-type="string">
                  <text:p text:style-name="P26"/>
                </table:table-cell>
              </table:table-row>
              <table:table-row>
                <table:table-cell table:style-name="Таблица3.A1" office:value-type="string">
                  <text:p text:style-name="P25">$1-6<text:span text:style-name="T4">d</text:span></text:p>
                </table:table-cell>
                <table:table-cell table:style-name="Таблица3.A1" office:value-type="string">
                  <text:p text:style-name="P25">$1-6<text:span text:style-name="T4">h</text:span></text:p>
                </table:table-cell>
                <table:table-cell table:style-name="Таблица3.A1" office:value-type="string">
                  <text:p text:style-name="P26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25">$1-00</text:p>
          </table:table-cell>
          <table:table-cell table:style-name="t1.B4" office:value-type="string">
            <text:p text:style-name="P25">$1-10</text:p>
          </table:table-cell>
          <table:table-cell table:style-name="t1.B4" office:value-type="string">
            <text:p text:style-name="P25">$1-20</text:p>
          </table:table-cell>
          <table:table-cell table:style-name="t1.K4" table:number-rows-spanned="6" office:value-type="string">
            <text:p text:style-name="P24">±<text:span text:style-name="T4">15</text:span></text:p>
          </table:table-cell>
        </table:table-row>
        <table:table-row>
          <table:table-cell table:style-name="t1.A4" office:value-type="string">
            <text:p text:style-name="P24">7 мкЗв/ч</text:p>
          </table:table-cell>
          <table:table-cell table:style-name="t1.B4" office:value-type="string">
            <text:p text:style-name="P25">$1-31</text:p>
          </table:table-cell>
          <table:table-cell table:style-name="t1.B4" office:value-type="string">
            <text:p text:style-name="P25">$1-41</text:p>
          </table:table-cell>
          <table:table-cell table:style-name="t1.B4" office:value-type="string">
            <text:p text:style-name="P25">$1-51</text:p>
          </table:table-cell>
          <table:table-cell table:style-name="t1.B4" office:value-type="string">
            <text:p text:style-name="P25">$1-61</text:p>
          </table:table-cell>
          <table:table-cell table:style-name="t1.F5" office:value-type="string">
            <text:p text:style-name="P25">$1-71</text:p>
          </table:table-cell>
          <table:table-cell table:style-name="t1.F5" office:value-type="string">
            <text:p text:style-name="P25">$1-81</text:p>
          </table:table-cell>
          <table:table-cell table:style-name="t1.B4" office:value-type="string">
            <text:p text:style-name="P25">$1-01</text:p>
          </table:table-cell>
          <table:table-cell table:style-name="t1.B4" office:value-type="string">
            <text:p text:style-name="P25">$1-11</text:p>
          </table:table-cell>
          <table:table-cell table:style-name="t1.B4" office:value-type="string">
            <text:p text:style-name="P25">$1-21</text:p>
          </table:table-cell>
          <table:covered-table-cell/>
        </table:table-row>
        <table:table-row>
          <table:table-cell table:style-name="t1.A4" office:value-type="string">
            <text:p text:style-name="P24">70 мкЗв/ч</text:p>
          </table:table-cell>
          <table:table-cell table:style-name="t1.B4" office:value-type="string">
            <text:p text:style-name="P25">$1-32</text:p>
          </table:table-cell>
          <table:table-cell table:style-name="t1.B4" office:value-type="string">
            <text:p text:style-name="P25">$1-42</text:p>
          </table:table-cell>
          <table:table-cell table:style-name="t1.B4" office:value-type="string">
            <text:p text:style-name="P25">$1-52</text:p>
          </table:table-cell>
          <table:table-cell table:style-name="t1.B4" office:value-type="string">
            <text:p text:style-name="P25">$1-62</text:p>
          </table:table-cell>
          <table:table-cell table:style-name="t1.F5" office:value-type="string">
            <text:p text:style-name="P25">$1-72</text:p>
          </table:table-cell>
          <table:table-cell table:style-name="t1.F5" office:value-type="string">
            <text:p text:style-name="P25">$1-82</text:p>
          </table:table-cell>
          <table:table-cell table:style-name="t1.B4" office:value-type="string">
            <text:p text:style-name="P25">$1-02</text:p>
          </table:table-cell>
          <table:table-cell table:style-name="t1.B4" office:value-type="string">
            <text:p text:style-name="P25">$1-12</text:p>
          </table:table-cell>
          <table:table-cell table:style-name="t1.B4" office:value-type="string">
            <text:p text:style-name="P25">$1-22</text:p>
          </table:table-cell>
          <table:covered-table-cell/>
        </table:table-row>
        <table:table-row>
          <table:table-cell table:style-name="t1.A4" office:value-type="string">
            <text:p text:style-name="P24"><text:span text:style-name="T12">700</text:span> <text:span text:style-name="T12">мкЗв/ч</text:span></text:p>
          </table:table-cell>
          <table:table-cell table:style-name="t1.B4" office:value-type="string">
            <text:p text:style-name="P25">$1-33</text:p>
          </table:table-cell>
          <table:table-cell table:style-name="t1.B4" office:value-type="string">
            <text:p text:style-name="P25">$1-43</text:p>
          </table:table-cell>
          <table:table-cell table:style-name="t1.B4" office:value-type="string">
            <text:p text:style-name="P25">$1-53</text:p>
          </table:table-cell>
          <table:table-cell table:style-name="t1.B4" office:value-type="string">
            <text:p text:style-name="P25">$1-63</text:p>
          </table:table-cell>
          <table:table-cell table:style-name="t1.F5" office:value-type="string">
            <text:p text:style-name="P25">$1-73</text:p>
          </table:table-cell>
          <table:table-cell table:style-name="t1.F5" office:value-type="string">
            <text:p text:style-name="P25">$1-83</text:p>
          </table:table-cell>
          <table:table-cell table:style-name="t1.B4" office:value-type="string">
            <text:p text:style-name="P25">$1-03</text:p>
          </table:table-cell>
          <table:table-cell table:style-name="t1.B4" office:value-type="string">
            <text:p text:style-name="P25">$1-13</text:p>
          </table:table-cell>
          <table:table-cell table:style-name="t1.B4" office:value-type="string">
            <text:p text:style-name="P25">$1-23</text:p>
          </table:table-cell>
          <table:covered-table-cell/>
        </table:table-row>
        <table:table-row>
          <table:table-cell table:style-name="t1.A4" office:value-type="string">
            <text:p text:style-name="P24">7,0 мЗв/ч</text:p>
          </table:table-cell>
          <table:table-cell table:style-name="t1.B4" office:value-type="string">
            <text:p text:style-name="P25">$1-34</text:p>
          </table:table-cell>
          <table:table-cell table:style-name="t1.B4" office:value-type="string">
            <text:p text:style-name="P25">$1-44</text:p>
          </table:table-cell>
          <table:table-cell table:style-name="t1.B4" office:value-type="string">
            <text:p text:style-name="P25">$1-54</text:p>
          </table:table-cell>
          <table:table-cell table:style-name="t1.B4" office:value-type="string">
            <text:p text:style-name="P25">$1-64</text:p>
          </table:table-cell>
          <table:table-cell table:style-name="t1.F5" office:value-type="string">
            <text:p text:style-name="P25">$1-74</text:p>
          </table:table-cell>
          <table:table-cell table:style-name="t1.F5" office:value-type="string">
            <text:p text:style-name="P25">$1-84</text:p>
          </table:table-cell>
          <table:table-cell table:style-name="t1.B4" office:value-type="string">
            <text:p text:style-name="P25">$1-04</text:p>
          </table:table-cell>
          <table:table-cell table:style-name="t1.B4" office:value-type="string">
            <text:p text:style-name="P25">$1-14</text:p>
          </table:table-cell>
          <table:table-cell table:style-name="t1.B4" office:value-type="string">
            <text:p text:style-name="P25">$1-24</text:p>
          </table:table-cell>
          <table:covered-table-cell/>
        </table:table-row>
        <table:table-row>
          <table:table-cell table:style-name="t1.A9" office:value-type="string">
            <text:p text:style-name="P24">70 мЗв/ч</text:p>
          </table:table-cell>
          <table:table-cell table:style-name="t1.B9" office:value-type="string">
            <text:p text:style-name="P25">$1-35</text:p>
          </table:table-cell>
          <table:table-cell table:style-name="t1.B9" office:value-type="string">
            <text:p text:style-name="P25">$1-45</text:p>
          </table:table-cell>
          <table:table-cell table:style-name="t1.B9" office:value-type="string">
            <text:p text:style-name="P25">$1-55</text:p>
          </table:table-cell>
          <table:table-cell table:style-name="t1.B9" office:value-type="string">
            <text:p text:style-name="P25">$1-65</text:p>
          </table:table-cell>
          <table:table-cell table:style-name="t1.F9" office:value-type="string">
            <text:p text:style-name="P25">$1-75</text:p>
          </table:table-cell>
          <table:table-cell table:style-name="t1.F9" office:value-type="string">
            <text:p text:style-name="P25">$1-85</text:p>
          </table:table-cell>
          <table:table-cell table:style-name="t1.B9" office:value-type="string">
            <text:p text:style-name="P25">$1-05</text:p>
          </table:table-cell>
          <table:table-cell table:style-name="t1.B9" office:value-type="string">
            <text:p text:style-name="P25">$1-15</text:p>
          </table:table-cell>
          <table:table-cell table:style-name="t1.B9" office:value-type="string">
            <text:p text:style-name="P25">$1-25</text:p>
          </table:table-cell>
          <table:covered-table-cell/>
        </table:table-row>
      </table:table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Проверку произвел:</text:p>
          </table:table-cell>
          <table:table-cell table:style-name="Таблица1.A1" office:value-type="string">
            <text:p text:style-name="P7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A2" office:value-type="string">
            <text:p text:style-name="P36"/>
          </table:table-cell>
          <table:table-cell table:style-name="Таблица1.C2" office:value-type="string">
            <text:p text:style-name="P9">(<text:span text:style-name="T17">подпись</text:span>)</text:p>
          </table:table-cell>
        </table:table-row>
        <table:table-row>
          <table:table-cell table:style-name="Таблица1.A1" office:value-type="string">
            <text:p text:style-name="P6">Технический контроль: </text:p>
          </table:table-cell>
          <table:table-cell table:style-name="Таблица1.A1" office:value-type="string">
            <text:p text:style-name="P8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9">(<text:span text:style-name="T17">подпись</text:span>)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ДКГ </text:span><text:span text:style-name="MT2">$type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1-14T16:47:56.82</dc:date>
    <meta:print-date>2019-04-03T15:18:00</meta:print-date>
    <meta:editing-cycles>125</meta:editing-cycles>
    <meta:editing-duration>PT8H47M4S</meta:editing-duration>
    <meta:generator>OpenOffice/4.1.6$Win32 OpenOffice.org_project/416m1$Build-9790</meta:generator>
    <meta:document-statistic meta:table-count="3" meta:image-count="1" meta:object-count="0" meta:page-count="1" meta:paragraph-count="108" meta:word-count="201" meta:character-count="1425"/>
  </office:meta>
</office:document-meta>
</file>